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RepeaterJXPathBinding.doSave( Widget frmModel , JXPathContext jct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empRepeaterJXPathBinding.doLoad( Widget frmModel , JXPathContext jct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empRepeaterJXPathBinding.TempRepeaterJXPathBinding( JXPathBindingBuilderBase . CommonAttributes commonAtts , String repeaterId , String repeaterPath , String rowPath , String rowPathInsert , boolean virtualRows , boolean clearOnLoad , boolean deleteIfEmpty , JXPathBindingBase rowBinding , JXPathBindingBase insert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mpRepeater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RepeaterJXPathBinding.enableLogging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